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008080" fo:min-height="0.7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g>
          <draw:g>
            <draw:custom-shape draw:style-name="gr1" draw:text-style-name="P1" draw:layer="layout" svg:width="0.625cm" svg:height="1cm" svg:x="4.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6cm" svg:height="1cm" svg:x="5.12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4cm" svg:height="1cm" svg:x="5.751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5cm" svg:height="1cm" svg:x="6.37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1" draw:layer="layout" svg:width="2.5cm" svg:height="1cm" svg:x="4.5cm" svg:y="6.5cm">
            <text:p text:style-name="P2"><text:span text:style-name="T1">mass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5cm" svg:height="1cm" svg:x="4.5cm" svg:y="7.5cm">
            <text:p text:style-name="P2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1" draw:layer="layout" svg:width="0.625cm" svg:height="1cm" svg:x="4.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6cm" svg:height="1cm" svg:x="5.12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4cm" svg:height="1cm" svg:x="5.751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5cm" svg:height="1cm" svg:x="6.37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3" draw:layer="layout" svg:width="2.5cm" svg:height="1cm" svg:x="4.5cm" svg:y="4.5cm">
            <draw:text-box>
              <text:p text:style-name="P2"><text:span text:style-name="T2">vertex</text:span></text:p>
            </draw:text-box>
          </draw:frame>
          <draw:frame draw:style-name="gr3" draw:text-style-name="P3" draw:layer="layout" svg:width="2.5cm" svg:height="1cm" svg:x="4.5cm" svg:y="5.5cm">
            <draw:text-box>
              <text:p text:style-name="P2"><text:span text:style-name="T2">sideNext</text:span></text:p>
            </draw:text-box>
          </draw:frame>
          <draw:custom-shape draw:style-name="gr2" draw:text-style-name="P1" draw:layer="layout" svg:width="2.5cm" svg:height="1cm" svg:x="4.5cm" svg:y="8.5cm">
            <text:p text:style-name="P2"><text:span text:style-name="T1">volu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625cm" svg:height="1cm" svg:x="10.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6cm" svg:height="1cm" svg:x="11.12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4cm" svg:height="1cm" svg:x="11.751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5cm" svg:height="1cm" svg:x="12.37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1" draw:layer="layout" svg:width="2.5cm" svg:height="1cm" svg:x="10.5cm" svg:y="6.5cm">
            <text:p text:style-name="P2"><text:span text:style-name="T1">mass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5cm" svg:height="1cm" svg:x="10.5cm" svg:y="7.5cm">
            <text:p text:style-name="P2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1" draw:layer="layout" svg:width="0.625cm" svg:height="1cm" svg:x="10.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6cm" svg:height="1cm" svg:x="11.12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4cm" svg:height="1cm" svg:x="11.751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5cm" svg:height="1cm" svg:x="12.37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3" draw:layer="layout" svg:width="2.5cm" svg:height="1cm" svg:x="10.5cm" svg:y="4.5cm">
            <draw:text-box>
              <text:p text:style-name="P2"><text:span text:style-name="T2">vertex</text:span></text:p>
            </draw:text-box>
          </draw:frame>
          <draw:frame draw:style-name="gr3" draw:text-style-name="P3" draw:layer="layout" svg:width="2.5cm" svg:height="1cm" svg:x="10.5cm" svg:y="5.5cm">
            <draw:text-box>
              <text:p text:style-name="P2"><text:span text:style-name="T2">sideNext</text:span></text:p>
            </draw:text-box>
          </draw:frame>
          <draw:custom-shape draw:style-name="gr2" draw:text-style-name="P1" draw:layer="layout" svg:width="2.5cm" svg:height="1cm" svg:x="10.5cm" svg:y="8.5cm">
            <text:p text:style-name="P2"><text:span text:style-name="T1">volu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625cm" svg:height="1cm" svg:x="18.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6cm" svg:height="1cm" svg:x="19.12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4cm" svg:height="1cm" svg:x="19.751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5cm" svg:height="1cm" svg:x="20.37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1" draw:layer="layout" svg:width="2.5cm" svg:height="1cm" svg:x="18.5cm" svg:y="6.5cm">
            <text:p text:style-name="P2"><text:span text:style-name="T1">mass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5cm" svg:height="1cm" svg:x="18.5cm" svg:y="7.5cm">
            <text:p text:style-name="P2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1" draw:layer="layout" svg:width="0.625cm" svg:height="1cm" svg:x="18.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6cm" svg:height="1cm" svg:x="19.12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4cm" svg:height="1cm" svg:x="19.751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25cm" svg:height="1cm" svg:x="20.37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3" draw:layer="layout" svg:width="2.5cm" svg:height="1cm" svg:x="18.5cm" svg:y="4.5cm">
            <draw:text-box>
              <text:p text:style-name="P2"><text:span text:style-name="T2">vertex</text:span></text:p>
            </draw:text-box>
          </draw:frame>
          <draw:frame draw:style-name="gr3" draw:text-style-name="P3" draw:layer="layout" svg:width="2.5cm" svg:height="1cm" svg:x="18.5cm" svg:y="5.5cm">
            <draw:text-box>
              <text:p text:style-name="P2"><text:span text:style-name="T2">sideNext</text:span></text:p>
            </draw:text-box>
          </draw:frame>
          <draw:custom-shape draw:style-name="gr2" draw:text-style-name="P1" draw:layer="layout" svg:width="2.5cm" svg:height="1cm" svg:x="18.5cm" svg:y="8.5cm">
            <text:p text:style-name="P2"><text:span text:style-name="T1">volu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1" draw:layer="layout" svg:width="0.625cm" svg:height="1cm" svg:x="13.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6cm" svg:height="1cm" svg:x="14.12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4cm" svg:height="1cm" svg:x="14.751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5cm" svg:height="1cm" svg:x="15.37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1" draw:layer="layout" svg:width="2.5cm" svg:height="1cm" svg:x="13.5cm" svg:y="6.5cm">
            <text:p text:style-name="P2"><text:span text:style-name="T1">mass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1cm" svg:x="13.5cm" svg:y="7.5cm">
            <text:p text:style-name="P2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1" draw:layer="layout" svg:width="0.625cm" svg:height="1cm" svg:x="13.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6cm" svg:height="1cm" svg:x="14.12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4cm" svg:height="1cm" svg:x="14.751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5cm" svg:height="1cm" svg:x="15.37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" draw:text-style-name="P3" draw:layer="layout" svg:width="2.5cm" svg:height="1cm" svg:x="13.5cm" svg:y="4.5cm">
            <draw:text-box>
              <text:p text:style-name="P2"><text:span text:style-name="T2">vertex</text:span></text:p>
            </draw:text-box>
          </draw:frame>
          <draw:frame draw:style-name="gr6" draw:text-style-name="P3" draw:layer="layout" svg:width="2.5cm" svg:height="1cm" svg:x="13.5cm" svg:y="5.5cm">
            <draw:text-box>
              <text:p text:style-name="P2"><text:span text:style-name="T2">sideNext</text:span></text:p>
            </draw:text-box>
          </draw:frame>
          <draw:custom-shape draw:style-name="gr5" draw:text-style-name="P1" draw:layer="layout" svg:width="2.5cm" svg:height="1cm" svg:x="13.5cm" svg:y="8.5cm">
            <text:p text:style-name="P2"><text:span text:style-name="T1">volu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1" draw:layer="layout" svg:width="0.625cm" svg:height="1cm" svg:x="7.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6cm" svg:height="1cm" svg:x="8.12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4cm" svg:height="1cm" svg:x="8.751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5cm" svg:height="1cm" svg:x="9.375cm" svg:y="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1" draw:layer="layout" svg:width="2.5cm" svg:height="1cm" svg:x="7.5cm" svg:y="6.5cm">
            <text:p text:style-name="P2"><text:span text:style-name="T1">mass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1cm" svg:x="7.5cm" svg:y="7.5cm">
            <text:p text:style-name="P2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1" draw:layer="layout" svg:width="0.625cm" svg:height="1cm" svg:x="7.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6cm" svg:height="1cm" svg:x="8.12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4cm" svg:height="1cm" svg:x="8.751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25cm" svg:height="1cm" svg:x="9.37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" draw:text-style-name="P3" draw:layer="layout" svg:width="2.5cm" svg:height="1cm" svg:x="7.5cm" svg:y="4.5cm">
            <draw:text-box>
              <text:p text:style-name="P2"><text:span text:style-name="T2">vertex</text:span></text:p>
            </draw:text-box>
          </draw:frame>
          <draw:frame draw:style-name="gr6" draw:text-style-name="P3" draw:layer="layout" svg:width="2.5cm" svg:height="1cm" svg:x="7.5cm" svg:y="5.5cm">
            <draw:text-box>
              <text:p text:style-name="P2"><text:span text:style-name="T2">sideNext</text:span></text:p>
            </draw:text-box>
          </draw:frame>
          <draw:custom-shape draw:style-name="gr5" draw:text-style-name="P1" draw:layer="layout" svg:width="2.5cm" svg:height="1cm" svg:x="7.5cm" svg:y="8.5cm">
            <text:p text:style-name="P2"><text:span text:style-name="T1">volu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layer="layout" svg:width="1.5cm" svg:height="1.25cm" svg:x="16.5cm" svg:y="6.25cm">
          <draw:text-box>
            <text:p text:style-name="P2">...</text:p>
          </draw:text-box>
        </draw:frame>
        <draw:frame draw:style-name="gr7" draw:text-style-name="P2" draw:layer="layout" svg:width="2.5cm" svg:height="1.25cm" svg:x="4.5cm" svg:y="3.25cm">
          <draw:text-box>
            <text:p text:style-name="P2">0</text:p>
          </draw:text-box>
        </draw:frame>
        <draw:frame draw:style-name="gr7" draw:text-style-name="P2" draw:layer="layout" svg:width="2.5cm" svg:height="1.25cm" svg:x="7.5cm" svg:y="3.25cm">
          <draw:text-box>
            <text:p text:style-name="P2">1</text:p>
          </draw:text-box>
        </draw:frame>
        <draw:frame draw:style-name="gr7" draw:text-style-name="P2" draw:layer="layout" svg:width="2.5cm" svg:height="1.25cm" svg:x="10.5cm" svg:y="3.25cm">
          <draw:text-box>
            <text:p text:style-name="P2">2</text:p>
          </draw:text-box>
        </draw:frame>
        <draw:frame draw:style-name="gr7" draw:text-style-name="P2" draw:layer="layout" svg:width="2.5cm" svg:height="1.25cm" svg:x="13.5cm" svg:y="3.25cm">
          <draw:text-box>
            <text:p text:style-name="P2">3</text:p>
          </draw:text-box>
        </draw:frame>
        <draw:frame draw:style-name="gr7" draw:text-style-name="P2" draw:layer="layout" svg:width="2.5cm" svg:height="1.25cm" svg:x="18.5cm" svg:y="3.25cm">
          <draw:text-box>
            <text:p text:style-name="P2"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József</meta:initial-creator>
    <meta:creation-date>2011-01-09T19:25:28</meta:creation-date>
    <dc:date>2011-01-10T18:58:13</dc:date>
    <dc:creator>Martin József</dc:creator>
    <meta:editing-duration>PT03H12M34S</meta:editing-duration>
    <meta:editing-cycles>4</meta:editing-cycles>
    <meta:generator>OpenOffice.org/3.2$Linux OpenOffice.org_project/320m12$Build-9483</meta:generator>
    <meta:document-statistic meta:object-count="86"/>
  </office:meta>
</office:document-meta>
</file>